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, Courier, 'nimbus mono l', monospace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8.7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variant="normal" fo:text-transform="none" fo:color="#454545" style:font-name="ubuntu" fo:font-size="13.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529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454545" style:font-name="ubuntu" fo:font-size="13.5pt" fo:letter-spacing="normal" fo:font-style="normal" fo:font-weight="normal"/>
    </style:style>
    <style:style style:name="P3" style:family="paragraph" style:parent-style-name="Table_20_Contents">
      <style:text-properties officeooo:rsid="0012d810" officeooo:paragraph-rsid="0012d810"/>
    </style:style>
    <style:style style:name="P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2d810"/>
    </style:style>
    <style:style style:name="P6" style:family="paragraph" style:parent-style-name="Text_20_body">
      <style:paragraph-properties fo:margin-left="0cm" fo:margin-right="0cm" fo:margin-top="0.132cm" fo:margin-bottom="0.132cm" loext:contextual-spacing="false" fo:text-align="start" style:justify-single-word="false" fo:orphans="2" fo:widows="2" fo:text-indent="0cm" style:auto-text-indent="false"/>
      <style:text-properties officeooo:rsid="00118018" officeooo:paragraph-rsid="00118018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454545" style:font-name="ubuntu" fo:font-size="10.5pt" fo:letter-spacing="normal" fo:font-style="normal" fo:font-weight="normal"/>
    </style:style>
    <style:style style:name="T1" style:family="text">
      <style:text-properties officeooo:rsid="00118018"/>
    </style:style>
    <style:style style:name="T2" style:family="text">
      <style:text-properties fo:font-variant="normal" fo:text-transform="none" fo:color="#454545" style:font-name="ubuntu" fo:font-size="10.5pt" fo:letter-spacing="normal" fo:font-style="normal" fo:font-weight="normal"/>
    </style:style>
    <style:style style:name="T3" style:family="text">
      <style:text-properties fo:font-variant="normal" fo:text-transform="none" fo:color="#454545" style:font-name="ubuntu" fo:font-size="10.5pt" fo:letter-spacing="normal" fo:font-style="normal" fo:font-weight="normal" style:font-size-asian="9.60000038146973pt" style:font-size-complex="11pt"/>
    </style:style>
    <style:style style:name="T4" style:family="text">
      <style:text-properties fo:font-variant="normal" fo:text-transform="none" fo:color="#454545" style:font-name="ubuntu" fo:font-size="10.5pt" fo:letter-spacing="normal" fo:font-style="normal" fo:font-weight="normal" officeooo:rsid="00118018" style:font-size-asian="9.60000038146973pt" style:font-size-complex="11pt"/>
    </style:style>
    <style:style style:name="T5" style:family="text">
      <style:text-properties fo:font-variant="normal" fo:text-transform="none" fo:color="#454545" style:font-name="ubuntu" fo:font-size="10.5pt" fo:letter-spacing="normal" fo:font-style="normal" fo:font-weight="normal" officeooo:rsid="000ff95a" style:font-size-asian="9.60000038146973pt" style:font-size-complex="11pt"/>
    </style:style>
    <style:style style:name="T6" style:family="text">
      <style:text-properties fo:font-variant="normal" fo:text-transform="none" fo:color="#454545" style:font-name="ubuntu" fo:font-size="7.5pt" fo:letter-spacing="normal" fo:font-style="normal" fo:font-weight="normal"/>
    </style:style>
    <style:style style:name="T7" style:family="text">
      <style:text-properties fo:font-variant="normal" fo:text-transform="none" fo:color="#454545" style:font-name="courier new" fo:font-size="10.5pt" fo:letter-spacing="normal" fo:font-style="normal" fo:font-weight="normal"/>
    </style:style>
    <style:style style:name="T8" style:family="text">
      <style:text-properties fo:font-variant="normal" fo:text-transform="none" fo:color="#454545" style:font-name="courier new" fo:font-size="10.5pt" fo:letter-spacing="normal" fo:font-style="normal" fo:font-weight="normal" officeooo:rsid="0012d810"/>
    </style:style>
    <style:style style:name="T9" style:family="text">
      <style:text-properties officeooo:rsid="0012d810"/>
    </style:style>
    <style:style style:name="T10" style:family="text">
      <style:text-properties officeooo:rsid="001397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blema <text:span text:style-name="T10">I</text:span></text:p>
      <text:p text:style-name="Subtitle"><text:span text:style-name="T1">Seca texana </text:span><text:s/></text:p>
      <text:p text:style-name="P6"><text:span text:style-name="T4">D</text:span><text:span text:style-name="T3">evido a seca que dura anos no Texas produtores de algodão pressionarão o governo local que </text:span><text:span text:style-name="T5">criou um órgão para a avaliação do consumo destas regiões com finalidade de verificar o comportamento da população na época de racionamento. Este órgão responsável irá pegar algu</text:span><text:span text:style-name="T3">ns bairros</text:span><text:span text:style-name="T5"> (por amostragem) e verificará como está sendo o consumo de cada uma das pessoas d</text:span><text:span text:style-name="T3">esse bairro</text:span><text:span text:style-name="T5"> e o consumo médio de cada </text:span><text:span text:style-name="T3">bairro</text:span><text:span text:style-name="T5"> por habitante.</text:span><text:span text:style-name="T3"> </text:span></text:p>
      <text:p text:style-name="Standard"/>
      <text:h text:style-name="P1" text:outline-level="2">Entrada</text:h>
      <text:p text:style-name="P7"><text:span text:style-name="T2">A entrada contém vários casos de teste. A primeira linha de cada caso de teste contém um inteiro </text:span><text:span text:style-name="Strong_20_Emphasis"><text:span text:style-name="T2">N </text:span></text:span><text:span text:style-name="T2">(1 ≤ </text:span><text:span text:style-name="Strong_20_Emphasis"><text:span text:style-name="T2">N </text:span></text:span><text:span text:style-name="T2">≤ 1*10</text:span><text:span text:style-name="T6">6</text:span><text:span text:style-name="T2">), indicando a quantidade de imóveis. As </text:span><text:span text:style-name="Strong_20_Emphasis"><text:span text:style-name="T2">N </text:span></text:span><text:span text:style-name="T2">linhas contém um par de valores </text:span><text:span text:style-name="Strong_20_Emphasis"><text:span text:style-name="T2">X </text:span></text:span><text:span text:style-name="T2">(1 ≤ </text:span><text:span text:style-name="Strong_20_Emphasis"><text:span text:style-name="T2">X </text:span></text:span><text:span text:style-name="T2">≤ 10) e </text:span><text:span text:style-name="Strong_20_Emphasis"><text:span text:style-name="T2">Y </text:span></text:span><text:span text:style-name="T2">(1 ≤ </text:span><text:span text:style-name="Strong_20_Emphasis"><text:span text:style-name="T2">Y </text:span></text:span><text:span text:style-name="T2">≤ 200), indicando a quantidade de moradores de cada imóvel e o respectivo consumo total de cada imóvel (em m</text:span><text:span text:style-name="T6">3</text:span><text:span text:style-name="T2">). Com certeza, nenhuma residência consome mais do que 200 m</text:span><text:span text:style-name="T6">3 </text:span><text:span text:style-name="T2">por mês. O final da entrada é representado pelo número zero.</text:span></text:p>
      <text:h text:style-name="P2" text:outline-level="2">Saída</text:h>
      <text:p text:style-name="P8">Para cada entrada, deve-se apresentar a mensagem “<text:span text:style-name="T9">Bairro</text:span># n:”, onde n é o número d<text:span text:style-name="T9">o bairro</text:span> seguindo a sequência (1, 2, 3, ...) e em seguida deve-se listar, por ordem ascendente de consumo, a quantidade de pessoas seguido de um hífen e o consumo destas pessoas, arredondando o valor para baixo. Na terceira linha da saída deve-se mostrar o consumo médio por pessoa da <text:span text:style-name="T9">bairro</text:span>, com 2 casas decimais sem arredondamento, considerando o consumo real total. Imprimir uma linha em branco entre dois casos de teste consecutivos. No fim da saída não deve haver uma linha em branco.</text:p>
      <text:p text:style-name="Standard"/>
      <table:table table:name="Tabela1" table:style-name="Tabela1">
        <table:table-column table:style-name="Tabela1.A" table:number-columns-repeated="2"/>
        <table:table-row table:style-name="TableLine93874852591744">
          <table:table-cell table:style-name="Tabela1.A1" office:value-type="string">
            <text:p text:style-name="P3">Exemplo de entrada</text:p>
          </table:table-cell>
          <table:table-cell table:style-name="Tabela1.B1" office:value-type="string">
            <text:p text:style-name="P3">Exemplo de saída</text:p>
          </table:table-cell>
        </table:table-row>
        <table:table-row table:style-name="Tabela1.2">
          <table:table-cell table:style-name="Tabela1.A2" office:value-type="string">
            <text:p text:style-name="P4"><text:span text:style-name="T7">3</text:span><text:line-break/><text:span text:style-name="T7">3 22</text:span><text:line-break/><text:span text:style-name="T7">2 11</text:span><text:line-break/><text:span text:style-name="T7">3 39</text:span><text:line-break/><text:span text:style-name="T7">5</text:span><text:line-break/><text:span text:style-name="T7">1 25</text:span><text:line-break/><text:span text:style-name="T7">2 20</text:span><text:line-break/><text:span text:style-name="T7">3 31</text:span><text:line-break/><text:span text:style-name="T7">2 40</text:span><text:line-break/><text:span text:style-name="T7">6 70</text:span><text:line-break/><text:span text:style-name="T7">2</text:span><text:line-break/><text:span text:style-name="T7">1 1</text:span><text:line-break/><text:span text:style-name="T7">3 2</text:span><text:line-break/><text:span text:style-name="T7">0</text:span></text:p>
          </table:table-cell>
          <table:table-cell table:style-name="Tabela1.B2" office:value-type="string">
            <text:p text:style-name="P5"><text:span text:style-name="T8">Bairro</text:span><text:span text:style-name="T7"># 1:</text:span><text:line-break/><text:span text:style-name="T7">2-5 3-7 3-13</text:span><text:line-break/><text:span text:style-name="T7">Consumo medio: 9.00 m3.</text:span><text:line-break/><text:line-break/><text:span text:style-name="T8">Bairro</text:span><text:span text:style-name="T7"># 2:</text:span><text:line-break/><text:span text:style-name="T7">5-10 6-11 2-20 1-25</text:span><text:line-break/><text:span text:style-name="T7">Consumo medio: 13.28 m3.</text:span><text:line-break/><text:line-break/><text:span text:style-name="T8">Bairro</text:span><text:span text:style-name="T7"># 3:</text:span><text:line-break/><text:span text:style-name="T7">3-0 1-1</text:span><text:line-break/><text:span text:style-name="T7">Consumo medio: 0.75 m3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, Courier, 'nimbus mono l', monospace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0:17:58.803372007</meta:creation-date>
    <dc:date>2022-05-18T10:47:06.720997688</dc:date>
    <meta:editing-duration>PT8M1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1" meta:word-count="320" meta:character-count="1710" meta:non-whitespace-character-count="1396"/>
  </office:meta>
</office:document-meta>
</file>